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text-align="center" style:justify-single-word="false"/>
      <style:text-properties fo:color="#c9211e" style:font-name="Liberation Sans" fo:language="fr" fo:country="FR" fo:font-style="italic" style:text-underline-style="none" style:font-style-asian="italic" style:font-style-complex="italic"/>
    </style:style>
    <style:style style:name="P7" style:family="paragraph" style:parent-style-name="Contents_20_Heading">
      <style:text-properties style:font-name="Liberation Sans"/>
    </style:style>
    <style:style style:name="P8" style:family="paragraph" style:parent-style-name="Heading_20_1">
      <style:text-properties fo:color="#00a933" style:font-name="Liberation Sans"/>
    </style:style>
    <style:style style:name="P9" style:family="paragraph" style:parent-style-name="Heading_20_2">
      <style:text-properties fo:color="#2a6099" style:font-name="Liberation Sans"/>
    </style:style>
    <style:style style:name="P10" style:family="paragraph" style:parent-style-name="Heading_20_3">
      <style:text-properties style:font-name="Liberation Sans"/>
    </style:style>
    <style:style style:name="P11" style:family="paragraph" style:parent-style-name="Heading_20_3">
      <style:text-properties style:font-name="Liberation Sans" officeooo:paragraph-rsid="002ef594"/>
    </style:style>
    <style:style style:name="P12" style:family="paragraph" style:parent-style-name="Heading_20_3">
      <style:text-properties style:font-name="Liberation Sans" officeooo:paragraph-rsid="00380231"/>
    </style:style>
    <style:style style:name="P13" style:family="paragraph" style:parent-style-name="Heading_20_4">
      <style:text-properties style:font-name="Liberation Sans"/>
    </style:style>
    <style:style style:name="P14" style:family="paragraph" style:parent-style-name="Heading_20_4">
      <style:text-properties fo:color="#55308d" style:font-name="Liberation Sans"/>
    </style:style>
    <style:style style:name="P15" style:family="paragraph" style:parent-style-name="Standard">
      <style:text-properties style:font-name="Liberation Sans" fo:language="fr" fo:country="FR"/>
    </style:style>
    <style:style style:name="P16" style:family="paragraph" style:parent-style-name="Standard">
      <style:text-properties style:font-name="Liberation Sans" fo:font-size="11pt" fo:language="fr" fo:country="FR" officeooo:rsid="001c8c97" officeooo:paragraph-rsid="001c8c97" style:font-size-asian="11pt" style:font-size-complex="11pt"/>
    </style:style>
    <style:style style:name="P17" style:family="paragraph" style:parent-style-name="Standard">
      <style:text-properties style:font-name="Liberation Sans" fo:font-size="11pt" fo:language="fr" fo:country="FR" officeooo:rsid="00355188" officeooo:paragraph-rsid="00355188" style:font-size-asian="11pt" style:font-size-complex="11pt"/>
    </style:style>
    <style:style style:name="P18" style:family="paragraph" style:parent-style-name="Standard">
      <style:text-properties style:font-name="Liberation Sans" fo:font-size="11pt" fo:language="fr" fo:country="FR" officeooo:rsid="0027bb56" officeooo:paragraph-rsid="0027bb56" style:font-size-asian="10.5pt" style:font-size-complex="12pt"/>
    </style:style>
    <style:style style:name="P19" style:family="paragraph" style:parent-style-name="Standard">
      <style:text-properties style:font-name="Liberation Sans" fo:font-size="11pt" fo:language="fr" fo:country="FR" officeooo:rsid="00427b00" officeooo:paragraph-rsid="00427b00" style:font-size-asian="10.5pt" style:font-size-complex="12pt"/>
    </style:style>
    <style:style style:name="P20" style:family="paragraph" style:parent-style-name="Text_20_body">
      <style:text-properties style:font-name="Liberation Sans"/>
    </style:style>
    <style:style style:name="P21" style:family="paragraph" style:parent-style-name="Text_20_body" style:list-style-name="L2">
      <style:text-properties style:font-name="Liberation Sans"/>
    </style:style>
    <style:style style:name="P22" style:family="paragraph" style:parent-style-name="Text_20_body">
      <style:text-properties style:font-name="Liberation Sans" fo:font-weight="bold" style:font-weight-asian="bold" style:font-weight-complex="bold"/>
    </style:style>
    <style:style style:name="P23" style:family="paragraph" style:parent-style-name="Text_20_body">
      <style:text-properties style:font-name="Liberation Sans" fo:font-weight="bold" officeooo:paragraph-rsid="0051b231" style:font-weight-asian="bold" style:font-weight-complex="bold"/>
    </style:style>
    <style:style style:name="P24" style:family="paragraph" style:parent-style-name="Text_20_body">
      <style:text-properties style:font-name="Liberation Sans" fo:font-weight="bold" officeooo:rsid="0084ed40" officeooo:paragraph-rsid="0084ed40" style:font-weight-asian="bold" style:font-weight-complex="bold"/>
    </style:style>
    <style:style style:name="P25" style:family="paragraph" style:parent-style-name="Text_20_body">
      <style:text-properties style:font-name="Liberation Sans" fo:font-weight="bold" officeooo:rsid="009ce8a2" officeooo:paragraph-rsid="009ce8a2" style:font-weight-asian="bold" style:font-weight-complex="bold"/>
    </style:style>
    <style:style style:name="P26" style:family="paragraph" style:parent-style-name="Text_20_body">
      <style:text-properties style:font-name="Liberation Sans" fo:font-weight="bold" officeooo:rsid="00ab21cc" officeooo:paragraph-rsid="00ab21cc" style:font-weight-asian="bold" style:font-weight-complex="bold"/>
    </style:style>
    <style:style style:name="P27" style:family="paragraph" style:parent-style-name="Text_20_body">
      <style:text-properties style:font-name="Liberation Sans" fo:font-weight="bold" officeooo:paragraph-rsid="00b17fcb" style:font-weight-asian="bold" style:font-weight-complex="bold"/>
    </style:style>
    <style:style style:name="P28" style:family="paragraph" style:parent-style-name="Text_20_body">
      <style:text-properties style:font-name="Liberation Sans" fo:font-weight="bold" officeooo:rsid="00cb4965" officeooo:paragraph-rsid="00cb4965" style:font-weight-asian="bold" style:font-weight-complex="bold"/>
    </style:style>
    <style:style style:name="P29" style:family="paragraph" style:parent-style-name="Text_20_body">
      <style:text-properties style:font-name="Liberation Sans" fo:font-weight="bold" officeooo:rsid="00fe29bf" officeooo:paragraph-rsid="00fe29bf" style:font-weight-asian="bold" style:font-weight-complex="bold"/>
    </style:style>
    <style:style style:name="P30" style:family="paragraph" style:parent-style-name="Text_20_body">
      <style:text-properties style:font-name="Liberation Sans" fo:font-weight="bold" officeooo:rsid="0105d2d0" officeooo:paragraph-rsid="0105d2d0" style:font-weight-asian="bold" style:font-weight-complex="bold"/>
    </style:style>
    <style:style style:name="P31" style:family="paragraph" style:parent-style-name="Text_20_body">
      <style:text-properties style:font-name="Liberation Sans" fo:font-weight="bold" officeooo:rsid="01080ab9" officeooo:paragraph-rsid="01080ab9" style:font-weight-asian="bold" style:font-weight-complex="bold"/>
    </style:style>
    <style:style style:name="P32" style:family="paragraph" style:parent-style-name="Text_20_body" style:list-style-name="L5">
      <style:text-properties style:font-name="Liberation Sans" officeooo:paragraph-rsid="0056f1f0"/>
    </style:style>
    <style:style style:name="P33" style:family="paragraph" style:parent-style-name="Text_20_body" style:list-style-name="L5">
      <style:text-properties style:font-name="Liberation Sans" officeooo:paragraph-rsid="00615a5e"/>
    </style:style>
    <style:style style:name="P34" style:family="paragraph" style:parent-style-name="Text_20_body" style:list-style-name="L5">
      <style:text-properties style:font-name="Liberation Sans" officeooo:paragraph-rsid="009f79d2"/>
    </style:style>
    <style:style style:name="P35" style:family="paragraph" style:parent-style-name="Text_20_body" style:list-style-name="L5">
      <style:text-properties style:font-name="Liberation Sans" officeooo:paragraph-rsid="00a0f7f2"/>
    </style:style>
    <style:style style:name="P36" style:family="paragraph" style:parent-style-name="Text_20_body" style:list-style-name="L6">
      <style:text-properties style:font-name="Liberation Sans" officeooo:rsid="0059ecae" officeooo:paragraph-rsid="005c5681"/>
    </style:style>
    <style:style style:name="P37" style:family="paragraph" style:parent-style-name="Text_20_body">
      <style:text-properties style:font-name="Liberation Sans" officeooo:paragraph-rsid="0064e187"/>
    </style:style>
    <style:style style:name="P38" style:family="paragraph" style:parent-style-name="Text_20_body">
      <style:text-properties style:font-name="Liberation Sans" officeooo:paragraph-rsid="0069e66c"/>
    </style:style>
    <style:style style:name="P39" style:family="paragraph" style:parent-style-name="Text_20_body">
      <style:text-properties style:font-name="Liberation Sans" officeooo:rsid="007d77ab" officeooo:paragraph-rsid="007d77ab"/>
    </style:style>
    <style:style style:name="P40" style:family="paragraph" style:parent-style-name="Text_20_body">
      <style:text-properties style:font-name="Liberation Sans" officeooo:paragraph-rsid="00811418"/>
    </style:style>
    <style:style style:name="P41" style:family="paragraph" style:parent-style-name="Text_20_body">
      <style:text-properties style:font-name="Liberation Sans" officeooo:rsid="008b365d" officeooo:paragraph-rsid="008b365d"/>
    </style:style>
    <style:style style:name="P42" style:family="paragraph" style:parent-style-name="Text_20_body">
      <style:text-properties style:font-name="Liberation Sans" officeooo:rsid="008b365d" officeooo:paragraph-rsid="00ca8eb7"/>
    </style:style>
    <style:style style:name="P43" style:family="paragraph" style:parent-style-name="Text_20_body" style:list-style-name="L7">
      <style:text-properties style:font-name="Liberation Sans" officeooo:rsid="00a3f061" officeooo:paragraph-rsid="00a3f061"/>
    </style:style>
    <style:style style:name="P44" style:family="paragraph" style:parent-style-name="Text_20_body" style:list-style-name="L7">
      <style:text-properties style:font-name="Liberation Sans" officeooo:rsid="00a3f061" officeooo:paragraph-rsid="00ca8eb7"/>
    </style:style>
    <style:style style:name="P45" style:family="paragraph" style:parent-style-name="Text_20_body" style:list-style-name="L7">
      <style:text-properties style:font-name="Liberation Sans" officeooo:rsid="00a5cde2" officeooo:paragraph-rsid="00a5cde2"/>
    </style:style>
    <style:style style:name="P46" style:family="paragraph" style:parent-style-name="Text_20_body" style:list-style-name="L7">
      <style:text-properties style:font-name="Liberation Sans" officeooo:rsid="00a5cde2" officeooo:paragraph-rsid="00ca8eb7"/>
    </style:style>
    <style:style style:name="P47" style:family="paragraph" style:parent-style-name="Text_20_body" style:list-style-name="L7">
      <style:text-properties style:font-name="Liberation Sans" officeooo:rsid="00a7ba41" officeooo:paragraph-rsid="00a7ba41"/>
    </style:style>
    <style:style style:name="P48" style:family="paragraph" style:parent-style-name="Text_20_body" style:list-style-name="L7">
      <style:text-properties style:font-name="Liberation Sans" officeooo:rsid="00a7ba41" officeooo:paragraph-rsid="00ca8eb7"/>
    </style:style>
    <style:style style:name="P49" style:family="paragraph" style:parent-style-name="Text_20_body">
      <style:text-properties style:font-name="Liberation Sans" officeooo:rsid="00a7ba41" officeooo:paragraph-rsid="00ca8eb7"/>
    </style:style>
    <style:style style:name="P50" style:family="paragraph" style:parent-style-name="Text_20_body">
      <style:text-properties style:font-name="Liberation Sans" officeooo:rsid="00ad39b5" officeooo:paragraph-rsid="00ad39b5"/>
    </style:style>
    <style:style style:name="P51" style:family="paragraph" style:parent-style-name="Text_20_body">
      <style:text-properties style:font-name="Liberation Sans" officeooo:rsid="00ad39b5" officeooo:paragraph-rsid="01000d52"/>
    </style:style>
    <style:style style:name="P52" style:family="paragraph" style:parent-style-name="Text_20_body">
      <style:text-properties style:font-name="Liberation Sans" officeooo:paragraph-rsid="00b17fcb"/>
    </style:style>
    <style:style style:name="P53" style:family="paragraph" style:parent-style-name="Text_20_body">
      <style:text-properties style:font-name="Liberation Sans" officeooo:paragraph-rsid="00b25ef7"/>
    </style:style>
    <style:style style:name="P54" style:family="paragraph" style:parent-style-name="Text_20_body">
      <style:text-properties style:font-name="Liberation Sans" officeooo:rsid="00b5030d" officeooo:paragraph-rsid="00b5030d"/>
    </style:style>
    <style:style style:name="P55" style:family="paragraph" style:parent-style-name="Text_20_body" style:list-style-name="L8">
      <style:text-properties style:font-name="Liberation Sans" officeooo:rsid="00ba25b7" officeooo:paragraph-rsid="00ba25b7"/>
    </style:style>
    <style:style style:name="P56" style:family="paragraph" style:parent-style-name="Text_20_body" style:list-style-name="L8">
      <style:text-properties style:font-name="Liberation Sans" officeooo:rsid="00badd98" officeooo:paragraph-rsid="00badd98"/>
    </style:style>
    <style:style style:name="P57" style:family="paragraph" style:parent-style-name="Text_20_body">
      <style:text-properties style:font-name="Liberation Sans" officeooo:paragraph-rsid="00c16b9f"/>
    </style:style>
    <style:style style:name="P58" style:family="paragraph" style:parent-style-name="Text_20_body">
      <style:text-properties style:font-name="Liberation Sans" officeooo:paragraph-rsid="00c71dc3"/>
    </style:style>
    <style:style style:name="P59" style:family="paragraph" style:parent-style-name="Text_20_body">
      <style:text-properties style:font-name="Liberation Sans" officeooo:rsid="00cb17db" officeooo:paragraph-rsid="00cb17db"/>
    </style:style>
    <style:style style:name="P60" style:family="paragraph" style:parent-style-name="Text_20_body">
      <style:text-properties style:font-name="Liberation Sans" officeooo:paragraph-rsid="00f15f4f"/>
    </style:style>
    <style:style style:name="P61" style:family="paragraph" style:parent-style-name="Text_20_body">
      <style:text-properties style:font-name="Liberation Sans" officeooo:rsid="0100298b" officeooo:paragraph-rsid="0100298b"/>
    </style:style>
    <style:style style:name="P62" style:family="paragraph" style:parent-style-name="Text_20_body">
      <style:text-properties style:font-name="Liberation Sans" officeooo:rsid="010c13ad" officeooo:paragraph-rsid="010c13ad"/>
    </style:style>
    <style:style style:name="P63" style:family="paragraph" style:parent-style-name="Text_20_body">
      <style:text-properties style:font-name="Liberation Sans" officeooo:rsid="011377b1" officeooo:paragraph-rsid="011377b1"/>
    </style:style>
    <style:style style:name="P64" style:family="paragraph" style:parent-style-name="Text_20_body">
      <style:text-properties officeooo:paragraph-rsid="00d7ddfb"/>
    </style:style>
    <style:style style:name="P65" style:family="paragraph" style:parent-style-name="Text_20_body">
      <style:text-properties officeooo:paragraph-rsid="00e24151"/>
    </style:style>
    <style:style style:name="P66" style:family="paragraph" style:parent-style-name="Text_20_body">
      <style:text-properties officeooo:rsid="00e8346d" officeooo:paragraph-rsid="00ecde25"/>
    </style:style>
    <style:style style:name="T1" style:family="text">
      <style:text-properties officeooo:rsid="0007bd13"/>
    </style:style>
    <style:style style:name="T2" style:family="text">
      <style:text-properties officeooo:rsid="000a0a66"/>
    </style:style>
    <style:style style:name="T3" style:family="text">
      <style:text-properties officeooo:rsid="0018e0fa"/>
    </style:style>
    <style:style style:name="T4" style:family="text">
      <style:text-properties officeooo:rsid="001f13b4"/>
    </style:style>
    <style:style style:name="T5" style:family="text">
      <style:text-properties officeooo:rsid="00205918"/>
    </style:style>
    <style:style style:name="T6" style:family="text">
      <style:text-properties officeooo:rsid="00219554"/>
    </style:style>
    <style:style style:name="T7" style:family="text">
      <style:text-properties officeooo:rsid="0031b98e"/>
    </style:style>
    <style:style style:name="T8" style:family="text">
      <style:text-properties officeooo:rsid="0033a621"/>
    </style:style>
    <style:style style:name="T9" style:family="text">
      <style:text-properties officeooo:rsid="00363833"/>
    </style:style>
    <style:style style:name="T10" style:family="text">
      <style:text-properties officeooo:rsid="00383f43"/>
    </style:style>
    <style:style style:name="T11" style:family="text">
      <style:text-properties officeooo:rsid="003909e9"/>
    </style:style>
    <style:style style:name="T12" style:family="text">
      <style:text-properties fo:language="fr" fo:country="FR" fo:background-color="transparent" loext:char-shading-value="0"/>
    </style:style>
    <style:style style:name="T13" style:family="text">
      <style:text-properties fo:language="fr" fo:country="FR" officeooo:rsid="0b6d9fd6" fo:background-color="transparent" loext:char-shading-value="0"/>
    </style:style>
    <style:style style:name="T14" style:family="text">
      <style:text-properties fo:language="fr" fo:country="FR" officeooo:rsid="065e7e65" fo:background-color="transparent" loext:char-shading-value="0"/>
    </style:style>
    <style:style style:name="T15" style:family="text">
      <style:text-properties fo:language="fr" fo:country="FR" officeooo:rsid="0b37a2b0" fo:background-color="transparent" loext:char-shading-value="0"/>
    </style:style>
    <style:style style:name="T16" style:family="text">
      <style:text-properties fo:language="fr" fo:country="FR" officeooo:rsid="0b449e7b" fo:background-color="transparent" loext:char-shading-value="0"/>
    </style:style>
    <style:style style:name="T17" style:family="text">
      <style:text-properties fo:language="fr" fo:country="FR" officeooo:rsid="0b3ce6d9" fo:background-color="transparent" loext:char-shading-value="0"/>
    </style:style>
    <style:style style:name="T18" style:family="text">
      <style:text-properties fo:language="fr" fo:country="FR" officeooo:rsid="0b44c400" fo:background-color="transparent" loext:char-shading-value="0"/>
    </style:style>
    <style:style style:name="T19" style:family="text">
      <style:text-properties fo:language="fr" fo:country="FR" officeooo:rsid="0b49cda2" fo:background-color="transparent" loext:char-shading-value="0"/>
    </style:style>
    <style:style style:name="T20" style:family="text">
      <style:text-properties fo:language="fr" fo:country="FR" officeooo:rsid="0b747897" fo:background-color="transparent" loext:char-shading-value="0"/>
    </style:style>
    <style:style style:name="T21" style:family="text">
      <style:text-properties fo:language="fr" fo:country="FR" officeooo:rsid="0b77af9e" fo:background-color="transparent" loext:char-shading-value="0"/>
    </style:style>
    <style:style style:name="T22" style:family="text">
      <style:text-properties fo:language="fr" fo:country="FR" officeooo:rsid="066f4180" fo:background-color="transparent" loext:char-shading-value="0"/>
    </style:style>
    <style:style style:name="T23" style:family="text">
      <style:text-properties fo:language="fr" fo:country="FR" officeooo:rsid="0b4107e1" fo:background-color="transparent" loext:char-shading-value="0"/>
    </style:style>
    <style:style style:name="T24" style:family="text">
      <style:text-properties fo:language="fr" fo:country="FR" officeooo:rsid="067a4061" fo:background-color="transparent" loext:char-shading-value="0"/>
    </style:style>
    <style:style style:name="T25" style:family="text">
      <style:text-properties fo:language="fr" fo:country="FR" officeooo:rsid="005ab023" fo:background-color="transparent" loext:char-shading-value="0"/>
    </style:style>
    <style:style style:name="T26" style:family="text">
      <style:text-properties fo:language="fr" fo:country="FR" officeooo:rsid="005c2f76" fo:background-color="transparent" loext:char-shading-value="0"/>
    </style:style>
    <style:style style:name="T27" style:family="text">
      <style:text-properties fo:language="fr" fo:country="FR" officeooo:rsid="0065d0a4" fo:background-color="transparent" loext:char-shading-value="0"/>
    </style:style>
    <style:style style:name="T28" style:family="text">
      <style:text-properties fo:language="fr" fo:country="FR" officeooo:rsid="00667f60" fo:background-color="transparent" loext:char-shading-value="0"/>
    </style:style>
    <style:style style:name="T29" style:family="text">
      <style:text-properties fo:language="fr" fo:country="FR" officeooo:rsid="006812f5" fo:background-color="transparent" loext:char-shading-value="0"/>
    </style:style>
    <style:style style:name="T30" style:family="text">
      <style:text-properties fo:language="fr" fo:country="FR" officeooo:rsid="00778d78" fo:background-color="transparent" loext:char-shading-value="0"/>
    </style:style>
    <style:style style:name="T31" style:family="text">
      <style:text-properties fo:language="fr" fo:country="FR" officeooo:rsid="008b766f" fo:background-color="transparent" loext:char-shading-value="0"/>
    </style:style>
    <style:style style:name="T32" style:family="text">
      <style:text-properties fo:language="fr" fo:country="FR" fo:font-weight="normal" fo:background-color="transparent" loext:char-shading-value="0" style:font-weight-asian="normal" style:font-weight-complex="normal"/>
    </style:style>
    <style:style style:name="T33" style:family="text">
      <style:text-properties fo:language="fr" fo:country="FR" fo:font-weight="normal" officeooo:rsid="06606ac2" fo:background-color="transparent" loext:char-shading-value="0" style:font-weight-asian="normal" style:font-weight-complex="normal"/>
    </style:style>
    <style:style style:name="T34" style:family="text">
      <style:text-properties fo:language="fr" fo:country="FR" fo:font-weight="normal" officeooo:rsid="0662be78" fo:background-color="transparent" loext:char-shading-value="0" style:font-weight-asian="normal" style:font-weight-complex="normal"/>
    </style:style>
    <style:style style:name="T35" style:family="text">
      <style:text-properties fo:language="fr" fo:country="FR" fo:font-weight="normal" officeooo:rsid="0664b83b" fo:background-color="transparent" loext:char-shading-value="0" style:font-weight-asian="normal" style:font-weight-complex="normal"/>
    </style:style>
    <style:style style:name="T36" style:family="text">
      <style:text-properties fo:language="fr" fo:country="FR" fo:font-weight="normal" officeooo:rsid="066541b8" fo:background-color="transparent" loext:char-shading-value="0" style:font-weight-asian="normal" style:font-weight-complex="normal"/>
    </style:style>
    <style:style style:name="T37" style:family="text">
      <style:text-properties fo:language="fr" fo:country="FR" fo:font-weight="normal" officeooo:rsid="06665a37" fo:background-color="transparent" loext:char-shading-value="0" style:font-weight-asian="normal" style:font-weight-complex="normal"/>
    </style:style>
    <style:style style:name="T38" style:family="text">
      <style:text-properties fo:language="fr" fo:country="FR" fo:font-weight="normal" officeooo:rsid="0b4d74f9" fo:background-color="transparent" loext:char-shading-value="0" style:font-weight-asian="normal" style:font-weight-complex="normal"/>
    </style:style>
    <style:style style:name="T39" style:family="text">
      <style:text-properties fo:language="fr" fo:country="FR" fo:font-weight="normal" officeooo:rsid="067a4061" fo:background-color="transparent" loext:char-shading-value="0" style:font-weight-asian="normal" style:font-weight-complex="normal"/>
    </style:style>
    <style:style style:name="T40" style:family="text">
      <style:text-properties fo:language="fr" fo:country="FR" fo:font-weight="normal" officeooo:rsid="00791626" fo:background-color="transparent" loext:char-shading-value="0" style:font-weight-asian="normal" style:font-weight-complex="normal"/>
    </style:style>
    <style:style style:name="T41" style:family="text">
      <style:text-properties fo:language="fr" fo:country="FR" fo:font-weight="normal" officeooo:rsid="007a5890" fo:background-color="transparent" loext:char-shading-value="0" style:font-weight-asian="normal" style:font-weight-complex="normal"/>
    </style:style>
    <style:style style:name="T42" style:family="text">
      <style:text-properties fo:language="fr" fo:country="FR" fo:font-weight="normal" officeooo:rsid="007bf7d4" fo:background-color="transparent" loext:char-shading-value="0" style:font-weight-asian="normal" style:font-weight-complex="normal"/>
    </style:style>
    <style:style style:name="T43" style:family="text">
      <style:text-properties fo:language="fr" fo:country="FR" fo:font-weight="normal" officeooo:rsid="007f58b2" fo:background-color="transparent" loext:char-shading-value="0" style:font-weight-asian="normal" style:font-weight-complex="normal"/>
    </style:style>
    <style:style style:name="T44" style:family="text">
      <style:text-properties fo:language="fr" fo:country="FR" fo:font-weight="normal" officeooo:rsid="00804fbf" fo:background-color="transparent" loext:char-shading-value="0" style:font-weight-asian="normal" style:font-weight-complex="normal"/>
    </style:style>
    <style:style style:name="T45" style:family="text">
      <style:text-properties fo:language="fr" fo:country="FR" fo:font-weight="normal" officeooo:rsid="00811418" fo:background-color="transparent" loext:char-shading-value="0" style:font-weight-asian="normal" style:font-weight-complex="normal"/>
    </style:style>
    <style:style style:name="T46" style:family="text">
      <style:text-properties fo:language="fr" fo:country="FR" fo:font-weight="normal" officeooo:rsid="0082644b" fo:background-color="transparent" loext:char-shading-value="0" style:font-weight-asian="normal" style:font-weight-complex="normal"/>
    </style:style>
    <style:style style:name="T47" style:family="text">
      <style:text-properties fo:language="fr" fo:country="FR" fo:font-weight="normal" officeooo:rsid="0082ef02" fo:background-color="transparent" loext:char-shading-value="0" style:font-weight-asian="normal" style:font-weight-complex="normal"/>
    </style:style>
    <style:style style:name="T48" style:family="text">
      <style:text-properties fo:language="fr" fo:country="FR" fo:font-weight="normal" officeooo:rsid="00841318" fo:background-color="transparent" loext:char-shading-value="0" style:font-weight-asian="normal" style:font-weight-complex="normal"/>
    </style:style>
    <style:style style:name="T49" style:family="text">
      <style:text-properties fo:language="fr" fo:country="FR" fo:font-weight="normal" officeooo:rsid="008caf7a" fo:background-color="transparent" loext:char-shading-value="0" style:font-weight-asian="normal" style:font-weight-complex="normal"/>
    </style:style>
    <style:style style:name="T50" style:family="text">
      <style:text-properties fo:language="fr" fo:country="FR" fo:font-weight="normal" officeooo:rsid="008e69af" fo:background-color="transparent" loext:char-shading-value="0" style:font-weight-asian="normal" style:font-weight-complex="normal"/>
    </style:style>
    <style:style style:name="T51" style:family="text">
      <style:text-properties fo:language="fr" fo:country="FR" fo:font-weight="normal" officeooo:rsid="00900781" fo:background-color="transparent" loext:char-shading-value="0" style:font-weight-asian="normal" style:font-weight-complex="normal"/>
    </style:style>
    <style:style style:name="T52" style:family="text">
      <style:text-properties fo:language="fr" fo:country="FR" fo:font-weight="normal" officeooo:rsid="00919e00" fo:background-color="transparent" loext:char-shading-value="0" style:font-weight-asian="normal" style:font-weight-complex="normal"/>
    </style:style>
    <style:style style:name="T53" style:family="text">
      <style:text-properties fo:language="fr" fo:country="FR" fo:font-weight="normal" officeooo:rsid="00b25ef7" fo:background-color="transparent" loext:char-shading-value="0" style:font-weight-asian="normal" style:font-weight-complex="normal"/>
    </style:style>
    <style:style style:name="T54" style:family="text">
      <style:text-properties fo:language="fr" fo:country="FR" fo:font-weight="normal" officeooo:rsid="00b3be1b" fo:background-color="transparent" loext:char-shading-value="0" style:font-weight-asian="normal" style:font-weight-complex="normal"/>
    </style:style>
    <style:style style:name="T55" style:family="text">
      <style:text-properties fo:language="fr" fo:country="FR" fo:font-weight="normal" officeooo:rsid="00b6608a" fo:background-color="transparent" loext:char-shading-value="0" style:font-weight-asian="normal" style:font-weight-complex="normal"/>
    </style:style>
    <style:style style:name="T56" style:family="text">
      <style:text-properties fo:language="fr" fo:country="FR" fo:font-weight="normal" officeooo:rsid="00b77aac" fo:background-color="transparent" loext:char-shading-value="0" style:font-weight-asian="normal" style:font-weight-complex="normal"/>
    </style:style>
    <style:style style:name="T57" style:family="text">
      <style:text-properties fo:language="fr" fo:country="FR" fo:font-weight="normal" officeooo:rsid="00badd98" fo:background-color="transparent" loext:char-shading-value="0" style:font-weight-asian="normal" style:font-weight-complex="normal"/>
    </style:style>
    <style:style style:name="T58" style:family="text">
      <style:text-properties fo:language="fr" fo:country="FR" fo:font-weight="normal" officeooo:rsid="00bcd7de" fo:background-color="transparent" loext:char-shading-value="0" style:font-weight-asian="normal" style:font-weight-complex="normal"/>
    </style:style>
    <style:style style:name="T59" style:family="text">
      <style:text-properties fo:language="fr" fo:country="FR" fo:font-weight="normal" officeooo:rsid="00be5786" fo:background-color="transparent" loext:char-shading-value="0" style:font-weight-asian="normal" style:font-weight-complex="normal"/>
    </style:style>
    <style:style style:name="T60" style:family="text">
      <style:text-properties fo:language="fr" fo:country="FR" fo:font-weight="normal" officeooo:rsid="00bf1fed" fo:background-color="transparent" loext:char-shading-value="0" style:font-weight-asian="normal" style:font-weight-complex="normal"/>
    </style:style>
    <style:style style:name="T61" style:family="text">
      <style:text-properties fo:language="fr" fo:country="FR" fo:font-weight="normal" officeooo:rsid="00bf8f23" fo:background-color="transparent" loext:char-shading-value="0" style:font-weight-asian="normal" style:font-weight-complex="normal"/>
    </style:style>
    <style:style style:name="T62" style:family="text">
      <style:text-properties fo:language="fr" fo:country="FR" fo:font-weight="normal" officeooo:rsid="00c022e3" fo:background-color="transparent" loext:char-shading-value="0" style:font-weight-asian="normal" style:font-weight-complex="normal"/>
    </style:style>
    <style:style style:name="T63" style:family="text">
      <style:text-properties fo:language="fr" fo:country="FR" fo:font-weight="normal" officeooo:rsid="00c21764" fo:background-color="transparent" loext:char-shading-value="0" style:font-weight-asian="normal" style:font-weight-complex="normal"/>
    </style:style>
    <style:style style:name="T64" style:family="text">
      <style:text-properties fo:language="fr" fo:country="FR" fo:font-weight="normal" officeooo:rsid="00c36fbc" fo:background-color="transparent" loext:char-shading-value="0" style:font-weight-asian="normal" style:font-weight-complex="normal"/>
    </style:style>
    <style:style style:name="T65" style:family="text">
      <style:text-properties fo:language="fr" fo:country="FR" fo:font-weight="normal" officeooo:rsid="00c16b9f" fo:background-color="transparent" loext:char-shading-value="0" style:font-weight-asian="normal" style:font-weight-complex="normal"/>
    </style:style>
    <style:style style:name="T66" style:family="text">
      <style:text-properties fo:language="fr" fo:country="FR" fo:font-weight="normal" officeooo:rsid="00c38ee1" fo:background-color="transparent" loext:char-shading-value="0" style:font-weight-asian="normal" style:font-weight-complex="normal"/>
    </style:style>
    <style:style style:name="T67" style:family="text">
      <style:text-properties fo:language="fr" fo:country="FR" fo:font-weight="normal" officeooo:rsid="00c3e851" fo:background-color="transparent" loext:char-shading-value="0" style:font-weight-asian="normal" style:font-weight-complex="normal"/>
    </style:style>
    <style:style style:name="T68" style:family="text">
      <style:text-properties fo:language="fr" fo:country="FR" fo:font-weight="normal" officeooo:rsid="00c46e46" fo:background-color="transparent" loext:char-shading-value="0" style:font-weight-asian="normal" style:font-weight-complex="normal"/>
    </style:style>
    <style:style style:name="T69" style:family="text">
      <style:text-properties fo:language="fr" fo:country="FR" fo:font-weight="normal" officeooo:rsid="00c5d012" fo:background-color="transparent" loext:char-shading-value="0" style:font-weight-asian="normal" style:font-weight-complex="normal"/>
    </style:style>
    <style:style style:name="T70" style:family="text">
      <style:text-properties fo:language="fr" fo:country="FR" fo:font-weight="normal" officeooo:rsid="00c71dc3" fo:background-color="transparent" loext:char-shading-value="0" style:font-weight-asian="normal" style:font-weight-complex="normal"/>
    </style:style>
    <style:style style:name="T71" style:family="text">
      <style:text-properties fo:language="fr" fo:country="FR" fo:font-weight="normal" officeooo:rsid="00c7491c" fo:background-color="transparent" loext:char-shading-value="0" style:font-weight-asian="normal" style:font-weight-complex="normal"/>
    </style:style>
    <style:style style:name="T72" style:family="text">
      <style:text-properties fo:language="fr" fo:country="FR" fo:font-weight="normal" officeooo:rsid="0101be6f" fo:background-color="transparent" loext:char-shading-value="0" style:font-weight-asian="normal" style:font-weight-complex="normal"/>
    </style:style>
    <style:style style:name="T73" style:family="text">
      <style:text-properties fo:language="fr" fo:country="FR" fo:font-weight="normal" style:font-weight-asian="normal" style:font-weight-complex="normal"/>
    </style:style>
    <style:style style:name="T74" style:family="text">
      <style:text-properties fo:language="fr" fo:country="FR" fo:font-weight="normal" officeooo:rsid="0b5f6eaa" style:font-weight-asian="normal" style:font-weight-complex="normal"/>
    </style:style>
    <style:style style:name="T75" style:family="text">
      <style:text-properties fo:language="fr" fo:country="FR" fo:font-weight="normal" officeooo:rsid="0b5fcd40" style:font-weight-asian="normal" style:font-weight-complex="normal"/>
    </style:style>
    <style:style style:name="T76" style:family="text">
      <style:text-properties fo:language="fr" fo:country="FR" fo:font-weight="normal" officeooo:rsid="0b60eff0" style:font-weight-asian="normal" style:font-weight-complex="normal"/>
    </style:style>
    <style:style style:name="T77" style:family="text">
      <style:text-properties fo:language="fr" fo:country="FR" fo:font-weight="normal" officeooo:rsid="0b62dabc" style:font-weight-asian="normal" style:font-weight-complex="normal"/>
    </style:style>
    <style:style style:name="T78" style:family="text">
      <style:text-properties fo:language="fr" fo:country="FR" fo:font-weight="bold" officeooo:rsid="0675f07f" fo:background-color="transparent" loext:char-shading-value="0" style:font-weight-asian="bold" style:font-weight-complex="bold"/>
    </style:style>
    <style:style style:name="T79" style:family="text">
      <style:text-properties fo:language="fr" fo:country="FR" fo:font-weight="bold" officeooo:rsid="0b527ea1" fo:background-color="transparent" loext:char-shading-value="0" style:font-weight-asian="bold" style:font-weight-complex="bold"/>
    </style:style>
    <style:style style:name="T80" style:family="text">
      <style:text-properties fo:language="fr" fo:country="FR" fo:font-weight="bold" officeooo:rsid="067a4061" fo:background-color="transparent" loext:char-shading-value="0" style:font-weight-asian="bold" style:font-weight-complex="bold"/>
    </style:style>
    <style:style style:name="T81" style:family="text">
      <style:text-properties fo:language="fr" fo:country="FR" fo:font-weight="bold" officeooo:rsid="009f79d2" fo:background-color="transparent" loext:char-shading-value="0" style:font-weight-asian="bold" style:font-weight-complex="bold"/>
    </style:style>
    <style:style style:name="T82" style:family="text">
      <style:text-properties fo:language="fr" fo:country="FR" fo:font-weight="bold" officeooo:rsid="0b666e5c" style:font-weight-asian="bold" style:font-weight-complex="bold"/>
    </style:style>
    <style:style style:name="T83" style:family="text">
      <style:text-properties fo:language="fr" fo:country="FR" fo:font-weight="bold" officeooo:rsid="0b675bb6" style:font-weight-asian="bold" style:font-weight-complex="bold"/>
    </style:style>
    <style:style style:name="T84" style:family="text">
      <style:text-properties officeooo:rsid="00398068"/>
    </style:style>
    <style:style style:name="T85" style:family="text">
      <style:text-properties fo:color="#55308d"/>
    </style:style>
    <style:style style:name="T86" style:family="text">
      <style:text-properties fo:color="#55308d" officeooo:rsid="0b2aa1c9"/>
    </style:style>
    <style:style style:name="T87" style:family="text">
      <style:text-properties fo:color="#55308d" officeooo:rsid="0b2c1cbc"/>
    </style:style>
    <style:style style:name="T88" style:family="text">
      <style:text-properties fo:color="#55308d" fo:language="fr" fo:country="FR" fo:font-weight="bold" fo:background-color="transparent" loext:char-shading-value="0" style:font-weight-asian="bold" style:font-weight-complex="bold"/>
    </style:style>
    <style:style style:name="T89" style:family="text">
      <style:text-properties fo:color="#55308d" fo:language="fr" fo:country="FR" fo:font-weight="bold" officeooo:rsid="0b43fe43" fo:background-color="transparent" loext:char-shading-value="0" style:font-weight-asian="bold" style:font-weight-complex="bold"/>
    </style:style>
    <style:style style:name="T90" style:family="text">
      <style:text-properties fo:color="#55308d" fo:language="fr" fo:country="FR" fo:font-weight="bold" officeooo:rsid="0b449e7b" fo:background-color="transparent" loext:char-shading-value="0" style:font-weight-asian="bold" style:font-weight-complex="bold"/>
    </style:style>
    <style:style style:name="T91" style:family="text">
      <style:text-properties fo:color="#55308d" fo:language="fr" fo:country="FR" fo:font-weight="bold" officeooo:rsid="0b44c400" fo:background-color="transparent" loext:char-shading-value="0" style:font-weight-asian="bold" style:font-weight-complex="bold"/>
    </style:style>
    <style:style style:name="T92" style:family="text">
      <style:text-properties fo:color="#55308d" fo:language="fr" fo:country="FR" fo:font-weight="bold" officeooo:rsid="0b4107e1" fo:background-color="transparent" loext:char-shading-value="0" style:font-weight-asian="bold" style:font-weight-complex="bold"/>
    </style:style>
    <style:style style:name="T93" style:family="text">
      <style:text-properties fo:color="#55308d" fo:language="fr" fo:country="FR" fo:font-weight="bold" officeooo:rsid="0b588e4f" fo:background-color="transparent" loext:char-shading-value="0" style:font-weight-asian="bold" style:font-weight-complex="bold"/>
    </style:style>
    <style:style style:name="T94" style:family="text">
      <style:text-properties fo:color="#55308d" fo:language="fr" fo:country="FR" fo:font-weight="bold" officeooo:rsid="0b6b9a09" fo:background-color="transparent" loext:char-shading-value="0" style:font-weight-asian="bold" style:font-weight-complex="bold"/>
    </style:style>
    <style:style style:name="T95" style:family="text">
      <style:text-properties fo:color="#55308d" fo:language="fr" fo:country="FR" fo:font-weight="bold" style:font-weight-asian="bold" style:font-weight-complex="bold"/>
    </style:style>
    <style:style style:name="T96" style:family="text">
      <style:text-properties fo:color="#55308d" fo:language="fr" fo:country="FR" fo:font-weight="bold" officeooo:rsid="0b60eff0" style:font-weight-asian="bold" style:font-weight-complex="bold"/>
    </style:style>
    <style:style style:name="T97" style:family="text">
      <style:text-properties fo:color="#55308d" fo:language="fr" fo:country="FR" fo:font-weight="bold" officeooo:rsid="0b62dabc" style:font-weight-asian="bold" style:font-weight-complex="bold"/>
    </style:style>
    <style:style style:name="T98" style:family="text">
      <style:text-properties fo:color="#55308d" fo:font-weight="bold" fo:background-color="transparent" loext:char-shading-value="0" style:font-weight-asian="bold" style:font-weight-complex="bold"/>
    </style:style>
    <style:style style:name="T99" style:family="text">
      <style:text-properties fo:color="#55308d" fo:font-weight="bold" officeooo:rsid="067a4061" fo:background-color="transparent" loext:char-shading-value="0" style:font-weight-asian="bold" style:font-weight-complex="bold"/>
    </style:style>
    <style:style style:name="T100" style:family="text">
      <style:text-properties fo:color="#55308d" fo:font-weight="bold" officeooo:rsid="0b68c968" fo:background-color="transparent" loext:char-shading-value="0" style:font-weight-asian="bold" style:font-weight-complex="bold"/>
    </style:style>
    <style:style style:name="T101" style:family="text">
      <style:text-properties fo:color="#55308d" fo:font-weight="bold" officeooo:rsid="0b6f72df" fo:background-color="transparent" loext:char-shading-value="0" style:font-weight-asian="bold" style:font-weight-complex="bold"/>
    </style:style>
    <style:style style:name="T102" style:family="text">
      <style:text-properties fo:color="#55308d" fo:font-weight="bold" style:font-weight-asian="bold" style:font-weight-complex="bold"/>
    </style:style>
    <style:style style:name="T103" style:family="text">
      <style:text-properties fo:color="#55308d" fo:font-weight="bold" officeooo:rsid="00a4cf7f" style:font-weight-asian="bold" style:font-weight-complex="bold"/>
    </style:style>
    <style:style style:name="T104" style:family="text">
      <style:text-properties fo:color="#55308d" fo:font-weight="bold" officeooo:rsid="00a8700b" style:font-weight-asian="bold" style:font-weight-complex="bold"/>
    </style:style>
    <style:style style:name="T105" style:family="text">
      <style:text-properties fo:color="#55308d" fo:font-weight="bold" officeooo:rsid="00f28f10" style:font-weight-asian="bold" style:font-weight-complex="bold"/>
    </style:style>
    <style:style style:name="T106" style:family="text">
      <style:text-properties fo:color="#55308d" fo:font-weight="bold" officeooo:rsid="00f9004c" style:font-weight-asian="bold" style:font-weight-complex="bold"/>
    </style:style>
    <style:style style:name="T107" style:family="text">
      <style:text-properties fo:color="#55308d" fo:font-weight="bold" officeooo:rsid="00fa76c5" style:font-weight-asian="bold" style:font-weight-complex="bold"/>
    </style:style>
    <style:style style:name="T108" style:family="text">
      <style:text-properties fo:color="#55308d" fo:font-weight="bold" officeooo:rsid="010d8822" style:font-weight-asian="bold" style:font-weight-complex="bold"/>
    </style:style>
    <style:style style:name="T109" style:family="text">
      <style:text-properties fo:color="#55308d" fo:font-weight="bold" officeooo:rsid="0071783b" style:font-weight-asian="bold" style:font-weight-complex="bold"/>
    </style:style>
    <style:style style:name="T110" style:family="text">
      <style:text-properties fo:color="#55308d" fo:font-weight="bold" officeooo:rsid="006f8e5d" style:font-weight-asian="bold" style:font-weight-complex="bold"/>
    </style:style>
    <style:style style:name="T111" style:family="text">
      <style:text-properties fo:color="#55308d" officeooo:rsid="0073cc56"/>
    </style:style>
    <style:style style:name="T112" style:family="text">
      <style:text-properties fo:color="#55308d" officeooo:rsid="0071783b"/>
    </style:style>
    <style:style style:name="T113" style:family="text">
      <style:text-properties fo:color="#55308d" officeooo:rsid="006f8e5d"/>
    </style:style>
    <style:style style:name="T114" style:family="text">
      <style:text-properties fo:color="#55308d" style:font-name="Liberation Sans" fo:font-weight="bold" officeooo:rsid="00a4cf7f" style:font-weight-asian="bold" style:font-weight-complex="bold"/>
    </style:style>
    <style:style style:name="T115" style:family="text">
      <style:text-properties fo:color="#55308d" style:font-name="Liberation Sans" fo:font-weight="bold" officeooo:rsid="00d7ddfb" style:font-weight-asian="bold" style:font-weight-complex="bold"/>
    </style:style>
    <style:style style:name="T116" style:family="text">
      <style:text-properties fo:color="#55308d" style:font-name="Liberation Sans" fo:font-weight="bold" officeooo:rsid="00d979ef" style:font-weight-asian="bold" style:font-weight-complex="bold"/>
    </style:style>
    <style:style style:name="T117" style:family="text">
      <style:text-properties fo:color="#55308d" style:font-name="Liberation Sans" fo:font-weight="bold" officeooo:rsid="00e24151" style:font-weight-asian="bold" style:font-weight-complex="bold"/>
    </style:style>
    <style:style style:name="T118" style:family="text">
      <style:text-properties fo:color="#55308d" style:font-name="Liberation Sans" fo:font-weight="bold" officeooo:rsid="00e37991" style:font-weight-asian="bold" style:font-weight-complex="bold"/>
    </style:style>
    <style:style style:name="T119" style:family="text">
      <style:text-properties fo:color="#55308d" style:font-name="Liberation Sans" fo:font-weight="bold" officeooo:rsid="00ea2b2f" style:font-weight-asian="bold" style:font-weight-complex="bold"/>
    </style:style>
    <style:style style:name="T120" style:family="text">
      <style:text-properties fo:color="#f58220" fo:language="fr" fo:country="FR" fo:font-weight="bold" officeooo:rsid="06606ac2" fo:background-color="transparent" loext:char-shading-value="0" style:font-weight-asian="bold" style:font-weight-complex="bold"/>
    </style:style>
    <style:style style:name="T121" style:family="text">
      <style:text-properties fo:color="#808080" fo:language="fr" fo:country="FR" fo:font-weight="bold" officeooo:rsid="06665a37" fo:background-color="transparent" loext:char-shading-value="0" style:font-weight-asian="bold" style:font-weight-complex="bold"/>
    </style:style>
    <style:style style:name="T122" style:family="text">
      <style:text-properties fo:color="#ff8000" fo:language="fr" fo:country="FR" fo:font-weight="bold" fo:background-color="transparent" loext:char-shading-value="0" style:font-weight-asian="bold" style:font-weight-complex="bold"/>
    </style:style>
    <style:style style:name="T123" style:family="text">
      <style:text-properties fo:color="#ff8000" fo:language="fr" fo:country="FR" fo:font-weight="bold" officeooo:rsid="0b4dc875" fo:background-color="transparent" loext:char-shading-value="0" style:font-weight-asian="bold" style:font-weight-complex="bold"/>
    </style:style>
    <style:style style:name="T124" style:family="text">
      <style:text-properties fo:color="#ff8000" fo:language="fr" fo:country="FR" fo:font-weight="bold" officeooo:rsid="06665a37" fo:background-color="transparent" loext:char-shading-value="0" style:font-weight-asian="bold" style:font-weight-complex="bold"/>
    </style:style>
    <style:style style:name="T125" style:family="text">
      <style:text-properties fo:color="#ff8000" fo:language="fr" fo:country="FR" fo:font-weight="bold" officeooo:rsid="00badd98" fo:background-color="transparent" loext:char-shading-value="0" style:font-weight-asian="bold" style:font-weight-complex="bold"/>
    </style:style>
    <style:style style:name="T126" style:family="text">
      <style:text-properties style:use-window-font-color="true" fo:language="fr" fo:country="FR" fo:font-weight="normal" officeooo:rsid="0b55c07a" fo:background-color="transparent" loext:char-shading-value="0" style:font-weight-asian="normal" style:font-weight-complex="normal"/>
    </style:style>
    <style:style style:name="T127" style:family="text">
      <style:text-properties style:use-window-font-color="true" fo:language="fr" fo:country="FR" fo:font-weight="normal" officeooo:rsid="0b581d63" fo:background-color="transparent" loext:char-shading-value="0" style:font-weight-asian="normal" style:font-weight-complex="normal"/>
    </style:style>
    <style:style style:name="T128" style:family="text">
      <style:text-properties style:use-window-font-color="true" fo:language="fr" fo:country="FR" fo:font-weight="normal" officeooo:rsid="0b6b09bf" fo:background-color="transparent" loext:char-shading-value="0" style:font-weight-asian="normal" style:font-weight-complex="normal"/>
    </style:style>
    <style:style style:name="T129" style:family="text">
      <style:text-properties style:use-window-font-color="true" fo:language="fr" fo:country="FR" fo:font-weight="normal" officeooo:rsid="0b6b9a09" fo:background-color="transparent" loext:char-shading-value="0" style:font-weight-asian="normal" style:font-weight-complex="normal"/>
    </style:style>
    <style:style style:name="T130" style:family="text">
      <style:text-properties style:use-window-font-color="true" fo:language="fr" fo:country="FR" fo:font-weight="bold" officeooo:rsid="067a4061" fo:background-color="transparent" loext:char-shading-value="0" style:font-weight-asian="bold" style:font-weight-complex="bold"/>
    </style:style>
    <style:style style:name="T131" style:family="text">
      <style:text-properties style:use-window-font-color="true" fo:language="fr" fo:country="FR" fo:font-weight="bold" officeooo:rsid="00a0f7f2" fo:background-color="transparent" loext:char-shading-value="0" style:font-weight-asian="bold" style:font-weight-complex="bold"/>
    </style:style>
    <style:style style:name="T132" style:family="text">
      <style:text-properties fo:color="#5c2d91" fo:language="fr" fo:country="FR" fo:font-weight="bold" officeooo:rsid="067a4061" fo:background-color="transparent" loext:char-shading-value="0" style:font-weight-asian="bold" style:font-weight-complex="bold"/>
    </style:style>
    <style:style style:name="T133" style:family="text">
      <style:text-properties style:font-name="Liberation Sans"/>
    </style:style>
    <style:style style:name="T134" style:family="text">
      <style:text-properties style:font-name="Liberation Sans" officeooo:rsid="00cd58af"/>
    </style:style>
    <style:style style:name="T135" style:family="text">
      <style:text-properties style:font-name="Liberation Sans" officeooo:rsid="00cf3dcc"/>
    </style:style>
    <style:style style:name="T136" style:family="text">
      <style:text-properties style:font-name="Liberation Sans" officeooo:rsid="00d45a03"/>
    </style:style>
    <style:style style:name="T137" style:family="text">
      <style:text-properties style:font-name="Liberation Sans" officeooo:rsid="00d4ef44"/>
    </style:style>
    <style:style style:name="T138" style:family="text">
      <style:text-properties style:font-name="Liberation Sans" officeooo:rsid="00da4780"/>
    </style:style>
    <style:style style:name="T139" style:family="text">
      <style:text-properties style:font-name="Liberation Sans" officeooo:rsid="00dbe037"/>
    </style:style>
    <style:style style:name="T140" style:family="text">
      <style:text-properties style:font-name="Liberation Sans" officeooo:rsid="00dd91af"/>
    </style:style>
    <style:style style:name="T141" style:family="text">
      <style:text-properties style:font-name="Liberation Sans" officeooo:rsid="00de475a"/>
    </style:style>
    <style:style style:name="T142" style:family="text">
      <style:text-properties style:font-name="Liberation Sans" officeooo:rsid="00de4fba"/>
    </style:style>
    <style:style style:name="T143" style:family="text">
      <style:text-properties style:font-name="Liberation Sans" officeooo:rsid="00df8d2a"/>
    </style:style>
    <style:style style:name="T144" style:family="text">
      <style:text-properties style:font-name="Liberation Sans" officeooo:rsid="00dfd814"/>
    </style:style>
    <style:style style:name="T145" style:family="text">
      <style:text-properties style:font-name="Liberation Sans" officeooo:rsid="00e04cc9"/>
    </style:style>
    <style:style style:name="T146" style:family="text">
      <style:text-properties style:font-name="Liberation Sans" officeooo:rsid="00e0f3cb"/>
    </style:style>
    <style:style style:name="T147" style:family="text">
      <style:text-properties style:font-name="Liberation Sans" officeooo:rsid="00e16742"/>
    </style:style>
    <style:style style:name="T148" style:family="text">
      <style:text-properties style:font-name="Liberation Sans" fo:font-weight="bold" style:font-weight-asian="bold" style:font-weight-complex="bold"/>
    </style:style>
    <style:style style:name="T149" style:family="text">
      <style:text-properties style:font-name="Liberation Sans" fo:font-weight="bold" officeooo:rsid="00e0f3cb" style:font-weight-asian="bold" style:font-weight-complex="bold"/>
    </style:style>
    <style:style style:name="T150" style:family="text">
      <style:text-properties style:font-name="Liberation Sans" fo:font-weight="normal" style:font-weight-asian="normal" style:font-weight-complex="normal"/>
    </style:style>
    <style:style style:name="T151" style:family="text">
      <style:text-properties style:font-name="Liberation Sans" fo:font-weight="normal" officeooo:rsid="00e16742" style:font-weight-asian="normal" style:font-weight-complex="normal"/>
    </style:style>
    <style:style style:name="T152" style:family="text">
      <style:text-properties style:font-name="Liberation Sans" fo:font-weight="normal" officeooo:rsid="00ea2b2f" style:font-weight-asian="normal" style:font-weight-complex="normal"/>
    </style:style>
    <style:style style:name="T153" style:family="text">
      <style:text-properties fo:font-weight="normal" officeooo:rsid="0b55c07a" fo:background-color="transparent" loext:char-shading-value="0" style:font-weight-asian="normal" style:font-weight-complex="normal"/>
    </style:style>
    <style:style style:name="T154" style:family="text">
      <style:text-properties fo:font-weight="normal" officeooo:rsid="0b6a258a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b6dfbd5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b6f72df" fo:background-color="transparent" loext:char-shading-value="0" style:font-weight-asian="normal" style:font-weight-complex="normal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color="#666666" fo:language="fr" fo:country="FR" fo:font-weight="bold" officeooo:rsid="005ab023" fo:background-color="transparent" loext:char-shading-value="0" style:font-weight-asian="bold" style:font-weight-complex="bold"/>
    </style:style>
    <style:style style:name="T160" style:family="text">
      <style:text-properties fo:color="#666666" fo:language="fr" fo:country="FR" fo:font-weight="bold" officeooo:rsid="00c71dc3" fo:background-color="transparent" loext:char-shading-value="0" style:font-weight-asian="bold" style:font-weight-complex="bold"/>
    </style:style>
    <style:style style:name="T161" style:family="text">
      <style:text-properties fo:color="#666666" style:font-name="Liberation Sans" fo:font-weight="bold" style:font-weight-asian="bold" style:font-weight-complex="bold"/>
    </style:style>
    <style:style style:name="T162" style:family="text">
      <style:text-properties officeooo:rsid="0070f798"/>
    </style:style>
    <style:style style:name="T163" style:family="text">
      <style:text-properties officeooo:rsid="00a16eb3"/>
    </style:style>
    <style:style style:name="T164" style:family="text">
      <style:text-properties officeooo:rsid="00a35ff1"/>
    </style:style>
    <style:style style:name="T165" style:family="text">
      <style:text-properties officeooo:rsid="00a8700b"/>
    </style:style>
    <style:style style:name="T166" style:family="text">
      <style:text-properties officeooo:rsid="00cb36d7"/>
    </style:style>
    <style:style style:name="T167" style:family="text">
      <style:text-properties officeooo:rsid="00f485cc"/>
    </style:style>
    <style:style style:name="T168" style:family="text">
      <style:text-properties fo:color="#000000" style:font-name="Liberation Sans" fo:font-weight="normal" officeooo:rsid="00ea2b2f" style:font-weight-asian="normal" style:font-weight-complex="normal"/>
    </style:style>
    <style:style style:name="T169" style:family="text">
      <style:text-properties fo:color="#000000" style:font-name="Liberation Sans" fo:font-weight="normal" officeooo:rsid="00a4cf7f" style:font-weight-asian="normal" style:font-weight-complex="normal"/>
    </style:style>
    <style:style style:name="T170" style:family="text">
      <style:text-properties fo:color="#000000" style:font-name="Liberation Sans" fo:font-weight="normal" officeooo:rsid="00ecde25" style:font-weight-asian="normal" style:font-weight-complex="normal"/>
    </style:style>
    <style:style style:name="T171" style:family="text">
      <style:text-properties fo:color="#000000" style:font-name="Liberation Sans" fo:font-weight="normal" officeooo:rsid="00f57994" style:font-weight-asian="normal" style:font-weight-complex="normal"/>
    </style:style>
    <style:style style:name="T172" style:family="text">
      <style:text-properties fo:color="#000000" style:font-name="Liberation Sans" fo:font-weight="bold" officeooo:rsid="00ecde25" style:font-weight-asian="bold" style:font-weight-complex="bold"/>
    </style:style>
    <style:style style:name="T173" style:family="text">
      <style:text-properties officeooo:rsid="00fc7195"/>
    </style:style>
    <style:style style:name="T174" style:family="text">
      <style:text-properties officeooo:rsid="010d8822"/>
    </style:style>
    <style:style style:name="T175" style:family="text">
      <style:text-properties officeooo:rsid="010ea1a6"/>
    </style:style>
    <style:style style:name="T176" style:family="text">
      <style:text-properties officeooo:rsid="010ea60b"/>
    </style:style>
    <style:style style:name="T177" style:family="text">
      <style:text-properties officeooo:rsid="0111c844"/>
    </style:style>
    <style:style style:name="T178" style:family="text">
      <style:text-properties officeooo:rsid="0113193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cho.sh : <text:span text:style-name="T1">Affichage de texte </text:span><text:span text:style-name="T2">selon le contexte d’utilisation</text:span></text:p>
      <text:p text:style-name="P15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Sommaire</text:p>
          </text:index-title>
          <text:p text:style-name="P1"><text:a xlink:type="simple" xlink:href="#__RefHeading___Toc215_3687841530" text:style-name="Index_20_Link" text:visited-style-name="Index_20_Link"><text:span text:style-name="T133">1 : Avant-propos<text:tab/>1</text:span></text:a></text:p>
          <text:p text:style-name="P1"><text:a xlink:type="simple" xlink:href="#__RefHeading___Toc217_3687841530" text:style-name="Index_20_Link" text:visited-style-name="Index_20_Link"><text:span text:style-name="T133">2 : Fonctions<text:tab/>1</text:span></text:a></text:p>
          <text:p text:style-name="P2"><text:a xlink:type="simple" xlink:href="#__RefHeading___Toc219_3687841530" text:style-name="Index_20_Link" text:visited-style-name="Index_20_Link"><text:span text:style-name="T133">2.1 : Fonctions sans redirections vers un fichier de logs<text:tab/>1</text:span></text:a></text:p>
          <text:p text:style-name="P3"><text:a xlink:type="simple" xlink:href="#__RefHeading___Toc226_3687841530" text:style-name="Index_20_Link" text:visited-style-name="Index_20_Link"><text:span text:style-name="T133">2.1.1 : Fonctions servant à colorer une partie d'un texte d'une autre couleur<text:tab/>1</text:span></text:a></text:p>
          <text:p text:style-name="P5"><text:a xlink:type="simple" xlink:href="#__RefHeading___Toc7582_3687841530" text:style-name="Index_20_Link" text:visited-style-name="Index_20_Link"><text:span text:style-name="T133">DechoE/H/N/S<text:tab/>1</text:span></text:a></text:p>
          <text:p text:style-name="P3"><text:a xlink:type="simple" xlink:href="#__RefHeading___Toc228_3687841530" text:style-name="Index_20_Link" text:visited-style-name="Index_20_Link"><text:span text:style-name="T133">2.1.2 : Affichage d’un message selon le contexte<text:tab/>2</text:span></text:a></text:p>
          <text:p text:style-name="P3"><text:a xlink:type="simple" xlink:href="#__RefHeading___Toc230_3687841530" text:style-name="Index_20_Link" text:visited-style-name="Index_20_Link"><text:span text:style-name="T133">2.1.3 : Affichage d’un message dont le temps de pause peut être choisi<text:tab/>2</text:span></text:a></text:p>
          <text:p text:style-name="P2"><text:a xlink:type="simple" xlink:href="#__RefHeading___Toc221_3687841530" text:style-name="Index_20_Link" text:visited-style-name="Index_20_Link"><text:span text:style-name="T133">2.2 : Fonctions avec redirections vers un fichier de logs uniquement<text:tab/>2</text:span></text:a></text:p>
          <text:p text:style-name="P3"><text:a xlink:type="simple" xlink:href="#__RefHeading___Toc232_3687841530" text:style-name="Index_20_Link" text:visited-style-name="Index_20_Link"><text:span text:style-name="T133">2.2.1 :<text:tab/>2</text:span></text:a></text:p>
          <text:p text:style-name="P3"><text:a xlink:type="simple" xlink:href="#__RefHeading___Toc234_3687841530" text:style-name="Index_20_Link" text:visited-style-name="Index_20_Link"><text:span text:style-name="T133">2.2.2 :<text:tab/>2</text:span></text:a></text:p>
          <text:p text:style-name="P3"><text:a xlink:type="simple" xlink:href="#__RefHeading___Toc236_3687841530" text:style-name="Index_20_Link" text:visited-style-name="Index_20_Link"><text:span text:style-name="T133">2.2.3 :<text:tab/>2</text:span></text:a></text:p>
          <text:p text:style-name="P2"><text:a xlink:type="simple" xlink:href="#__RefHeading___Toc223_3687841530" text:style-name="Index_20_Link" text:visited-style-name="Index_20_Link"><text:span text:style-name="T133">2.3 : Fonctions avec redirections vers le terminal ET un fichier de logs<text:tab/>2</text:span></text:a></text:p>
        </text:index-body>
      </text:table-of-content>
      <text:p text:style-name="P15"/>
      <text:h text:style-name="P8" text:outline-level="1"><text:bookmark-start text:name="__RefHeading___Toc215_3687841530"/>1 : <text:span text:style-name="T3">Avant-propos</text:span><text:bookmark-end text:name="__RefHeading___Toc215_3687841530"/></text:h>
      <text:p text:style-name="P39">Lisez cette documentation avec la documentation des variables.</text:p>
      <text:p text:style-name="P20"/>
      <text:h text:style-name="P8" text:outline-level="1"><text:bookmark-start text:name="__RefHeading___Toc217_3687841530"/>2 : Fonctions<text:bookmark-end text:name="__RefHeading___Toc217_3687841530"/></text:h>
      <text:h text:style-name="P9" text:outline-level="2"><text:bookmark-start text:name="__RefHeading___Toc219_3687841530"/>2.1 : <text:span text:style-name="T4">Fonctions sans redirections vers un fichier de logs</text:span><text:bookmark-end text:name="__RefHeading___Toc219_3687841530"/></text:h>
      <text:h text:style-name="P11" text:outline-level="3"><text:bookmark-start text:name="__RefHeading___Toc226_3687841530"/>2.1.1 : Fonctions servant à colorer une partie d'un texte d'une autre couleur<text:bookmark-end text:name="__RefHeading___Toc226_3687841530"/></text:h>
      <text:h text:style-name="P13" text:outline-level="4"><text:bookmark-start text:name="__RefHeading___Toc7582_3687841530"/><text:span text:style-name="T85">Decho</text:span><text:span text:style-name="T111">[</text:span><text:span text:style-name="T86">E/</text:span><text:span text:style-name="T87">H</text:span><text:span text:style-name="T86">/</text:span><text:span text:style-name="T85">N/</text:span><text:span text:style-name="T87">S</text:span><text:span text:style-name="T111">]</text:span><text:bookmark-end text:name="__RefHeading___Toc7582_3687841530"/></text:h>
      <text:p text:style-name="P22">Description :</text:p>
      <text:p text:style-name="P38"><text:span text:style-name="T12">C</text:span><text:span text:style-name="T31">hacune de c</text:span><text:span text:style-name="T12">e</text:span><text:span text:style-name="T13">s</text:span><text:span text:style-name="T12"> fonction</text:span><text:span text:style-name="T13">s</text:span><text:span text:style-name="T12"> </text:span><text:span text:style-name="T14">entoure une certaine zone de texte dans un message :</text:span></text:p>
      <text:list xml:id="list177456483" text:style-name="L6">
        <text:list-item>
          <text:p text:style-name="P36"><text:span text:style-name="T12">normal (écrit directement avec la </text:span><text:span text:style-name="T25">commande </text:span><text:span text:style-name="T159">echo</text:span><text:span text:style-name="T12">) </text:span><text:span text:style-name="T26">(</text:span><text:span text:style-name="T89">Decho</text:span><text:span text:style-name="T26">),</text:span></text:p>
        </text:list-item>
      </text:list>
      <text:list xml:id="list1172163366" text:style-name="L2">
        <text:list-item>
          <text:p text:style-name="P21"><text:span text:style-name="T15">d’erreurs (</text:span><text:span text:style-name="T89">DechoE</text:span><text:span text:style-name="T15">),</text:span></text:p>
        </text:list-item>
        <text:list-item>
          <text:p text:style-name="P21"><text:span text:style-name="T12">de header (</text:span><text:span text:style-name="T88">DechoH</text:span><text:span text:style-name="T12">),</text:span></text:p>
        </text:list-item>
        <text:list-item>
          <text:p text:style-name="P21"><text:span text:style-name="T15">de </text:span><text:span text:style-name="T14">passage à une nouvelle sous-étape </text:span><text:span text:style-name="T16">(</text:span><text:span text:style-name="T90">DechoN</text:span><text:span text:style-name="T16">),</text:span></text:p>
        </text:list-item>
        <text:list-item>
          <text:p text:style-name="P21"><text:span text:style-name="T17">de succès de sous-étape </text:span><text:span text:style-name="T18">(</text:span><text:span text:style-name="T91">DechoS</text:span><text:span text:style-name="T18">)</text:span></text:p>
        </text:list-item>
      </text:list>
      <text:p text:style-name="P20"><text:span text:style-name="T14">pour </text:span><text:span text:style-name="T19">bien le mettre en évidence </text:span><text:span text:style-name="T20">en</text:span><text:span text:style-name="T14"> le color</text:span><text:span text:style-name="T20">ant</text:span><text:span text:style-name="T14"> d’</text:span><text:span text:style-name="T20">une </text:span><text:span text:style-name="T21">autre couleur</text:span><text:span text:style-name="T14">.</text:span></text:p>
      <text:p text:style-name="P23">Paramètre :</text:p>
      <text:p text:style-name="P20"><text:soft-page-break/><text:span text:style-name="T120">string </text:span><text:span text:style-name="T33">→</text:span><text:span text:style-name="T34"> Ce paramètre attend la chaîne de caractères contenant la partie du texte à colorer.</text:span></text:p>
      <text:p text:style-name="P22">Fonctionnement :</text:p>
      <text:p text:style-name="P40"><text:span text:style-name="T41">Cha</text:span><text:span text:style-name="T42">cun</text:span><text:span text:style-name="T46">e</text:span><text:span text:style-name="T42"> de ces</text:span><text:span text:style-name="T35"> fonction</text:span><text:span text:style-name="T40">s</text:span><text:span text:style-name="T35"> </text:span><text:span text:style-name="T36">appelle, </text:span><text:span text:style-name="T43">dans un</text:span><text:span text:style-name="T36"> premier </text:span><text:span text:style-name="T44">temps, </text:span><text:span text:style-name="T36">une variable servant à écrire l’encodage de la couleur selon la valeur de retour de la commande </text:span><text:span text:style-name="T121">tput cols</text:span><text:span text:style-name="T37"> </text:span><text:span text:style-name="T38">(</text:span><text:span text:style-name="T49">enregistrée</text:span><text:span text:style-name="T38"> </text:span><text:span text:style-name="T49">dans</text:span><text:span text:style-name="T38"> la première variable </text:span><text:span text:style-name="T123">COL_*</text:span><text:span text:style-name="T38">).</text:span></text:p>
      <text:p text:style-name="P40"><text:span text:style-name="T45">Dans un second temps,</text:span><text:span text:style-name="T37"> elle</text:span><text:span text:style-name="T47">s</text:span><text:span text:style-name="T37"> récupère</text:span><text:span text:style-name="T47">nt</text:span><text:span text:style-name="T37"> la chaîne de caractères passée en argument lors de </text:span><text:span text:style-name="T48">leur</text:span><text:span text:style-name="T37"> appel avant de réécrire l’encodage de la couleur initiale de la chaîne de caractères mère </text:span><text:span text:style-name="T50">via l’appel de la variable </text:span><text:span text:style-name="T51">ayant servi à </text:span><text:span text:style-name="T52">l’</text:span><text:span text:style-name="T51">encoder</text:span><text:span text:style-name="T37">.</text:span></text:p>
      <text:p text:style-name="P22">Utilisation :</text:p>
      <text:p text:style-name="P37"><text:span text:style-name="T22">Appelez</text:span><text:span text:style-name="T12"> </text:span><text:span text:style-name="T30">une de ces</text:span><text:span text:style-name="T12"> fonction</text:span><text:span text:style-name="T30">s</text:span><text:span text:style-name="T12"> </text:span><text:span text:style-name="T22">dans un message pour mettre en évidence une partie du texte importante </text:span><text:span text:style-name="T27">selon son contexte </text:span><text:span text:style-name="T28">(erreur, </text:span><text:span text:style-name="T29">étape ou succès)</text:span><text:span text:style-name="T22">.</text:span></text:p>
      <text:p text:style-name="P20"><text:span text:style-name="T78">Exemple</text:span><text:span text:style-name="T79">s</text:span><text:span text:style-name="T78"> :</text:span></text:p>
      <text:list xml:id="list314207127" text:style-name="L5">
        <text:list-item>
          <text:p text:style-name="P35"><text:span text:style-name="T92">Echo</text:span><text:span text:style-name="T93">Error</text:span><text:span text:style-name="T126"> "</text:span><text:span text:style-name="T127">La </text:span><text:span text:style-name="T128">création du fichier</text:span><text:span text:style-name="T127"> </text:span><text:span text:style-name="T128">$(</text:span><text:span text:style-name="T94">DechoE</text:span><text:span text:style-name="T129"> </text:span><text:span text:style-name="T126">"</text:span><text:span text:style-name="T130">fichier.</text:span><text:span text:style-name="T131">txt</text:span><text:span text:style-name="T126">"</text:span><text:span text:style-name="T128">) </text:span><text:span text:style-name="T129">a échouée."</text:span></text:p>
        </text:list-item>
        <text:list-item>
          <text:p text:style-name="P33"><text:span text:style-name="T95">HeaderStep</text:span><text:span text:style-name="T73"> "</text:span><text:span text:style-name="T74">CRÉATION DU </text:span><text:span text:style-name="T75">FICHIER $(</text:span><text:span text:style-name="T96">DechoH</text:span><text:span text:style-name="T76"> "</text:span><text:span text:style-name="T82">fichier.txt</text:span><text:span text:style-name="T76">"</text:span><text:span text:style-name="T75">) DANS LE</text:span><text:span text:style-name="T74"> DOSSIER </text:span><text:span text:style-name="T75">$(</text:span><text:span text:style-name="T97">DechoH</text:span><text:span text:style-name="T77"> </text:span><text:span text:style-name="T75">"</text:span><text:span text:style-name="T83">$</text:span><text:span text:style-name="T82">dossier</text:span><text:span text:style-name="T75">")</text:span><text:span text:style-name="T73">"</text:span></text:p>
        </text:list-item>
        <text:list-item>
          <text:p text:style-name="P32"><text:span text:style-name="T92">EchoNewstep</text:span><text:span text:style-name="T23"> "</text:span><text:span text:style-name="T24">Création du fichier </text:span><text:span text:style-name="T80">$(</text:span><text:span text:style-name="T132">DechoN</text:span><text:span text:style-name="T80"> "fichier.txt")</text:span><text:span text:style-name="T24"> dans le dossier </text:span><text:span text:style-name="T80">$(</text:span><text:span text:style-name="T132">DechoN</text:span><text:span text:style-name="T80"> "$dossier")</text:span><text:span text:style-name="T39">."</text:span></text:p>
        </text:list-item>
        <text:list-item>
          <text:p text:style-name="P34"><text:span text:style-name="T99">E</text:span><text:span text:style-name="T98">cho</text:span><text:span text:style-name="T100">Success</text:span><text:span text:style-name="T153"> "</text:span><text:span text:style-name="T154">Le fichier </text:span><text:span text:style-name="T155">$(</text:span><text:span text:style-name="T101">DechoS</text:span><text:span text:style-name="T156"> "</text:span><text:span text:style-name="T80">fichier.</text:span><text:span text:style-name="T81">txt</text:span><text:span text:style-name="T156">"</text:span><text:span text:style-name="T155">) a été créé avec succès.</text:span><text:span text:style-name="T153">"</text:span></text:p>
        </text:list-item>
      </text:list>
      <text:p text:style-name="P20"/>
      <text:h text:style-name="P10" text:outline-level="3"><text:bookmark-start text:name="__RefHeading___Toc228_3687841530"/>2.1.2 : <text:span text:style-name="T9">Affichage d’un message selon le contexte</text:span><text:bookmark-end text:name="__RefHeading___Toc228_3687841530"/></text:h>
      <text:h text:style-name="P13" text:outline-level="4"><text:span text:style-name="T85">Echo</text:span><text:span text:style-name="T112">[</text:span><text:span text:style-name="T85">Error/Newstep/</text:span><text:span text:style-name="T113">Success</text:span><text:span text:style-name="T112">]</text:span></text:h>
      <text:p text:style-name="P24">Description :</text:p>
      <text:p text:style-name="P41">Chacune de ces fonctions, <text:span text:style-name="T164">à appeler selon le contexte,</text:span> <text:span text:style-name="T163">affiche un message :</text:span></text:p>
      <text:list xml:id="list845825330" text:style-name="L7">
        <text:list-item>
          <text:p text:style-name="P43">d’erreur (en rouge) (<text:span text:style-name="T103">EchoError</text:span>)</text:p>
        </text:list-item>
        <text:list-item>
          <text:p text:style-name="P45">de passage à une nouvelle sous-étape (en jaune) (<text:span text:style-name="T102">EchoNewstep</text:span>)</text:p>
        </text:list-item>
        <text:list-item>
          <text:p text:style-name="P47">de succès (en vert) <text:span text:style-name="T165">(</text:span><text:span text:style-name="T104">EchoSuccess</text:span><text:span text:style-name="T165">)</text:span></text:p>
        </text:list-item>
      </text:list>
      <text:p text:style-name="P26">Paramètre :</text:p>
      <text:p text:style-name="P50"><text:span text:style-name="T120">string </text:span><text:span text:style-name="T33">→</text:span><text:span text:style-name="T34"> Ce paramètre attend la chaîne de caractères contenant la partie du texte à colorer.</text:span></text:p>
      <text:p text:style-name="P27">Fonctionnement :</text:p>
      <text:p text:style-name="P52"><text:span text:style-name="T41">Cha</text:span><text:span text:style-name="T42">cun</text:span><text:span text:style-name="T46">e</text:span><text:span text:style-name="T42"> de ces</text:span><text:span text:style-name="T35"> fonction</text:span><text:span text:style-name="T40">s</text:span><text:span text:style-name="T35"> </text:span><text:span text:style-name="T36">appelle, </text:span><text:span text:style-name="T43">dans un</text:span><text:span text:style-name="T36"> premier </text:span><text:span text:style-name="T44">temps, </text:span><text:span text:style-name="T36">une variable servant à écrire l’encodage de la couleur selon la valeur de retour de la commande </text:span><text:span text:style-name="T121">tput cols</text:span><text:span text:style-name="T37"> </text:span><text:span text:style-name="T38">(</text:span><text:span text:style-name="T49">enregistrée</text:span><text:span text:style-name="T38"> </text:span><text:span text:style-name="T49">dans</text:span><text:span text:style-name="T38"> la première variable </text:span><text:span text:style-name="T123">COL_*</text:span><text:span text:style-name="T38">).</text:span></text:p>
      <text:p text:style-name="P53"><text:soft-page-break/><text:span text:style-name="T45">Dans un second temps,</text:span><text:span text:style-name="T37"> elle</text:span><text:span text:style-name="T47">s</text:span><text:span text:style-name="T37"> récupère</text:span><text:span text:style-name="T47">nt</text:span><text:span text:style-name="T37"> la </text:span><text:span text:style-name="T53">valeur de la variable </text:span><text:span text:style-name="T54">d’encodage de couleur et d’affichage de chevrons :</text:span></text:p>
      <text:list xml:id="list2114160703" text:style-name="L8">
        <text:list-item>
          <text:p text:style-name="P55"><text:span text:style-name="T124">T</text:span><text:span text:style-name="T122">XT_</text:span><text:span text:style-name="T125">R_TAB</text:span><text:span text:style-name="T57"> </text:span><text:span text:style-name="T58">pour les </text:span><text:span text:style-name="T59">messages d’erreur, </text:span><text:span text:style-name="T60">ou</text:span></text:p>
        </text:list-item>
        <text:list-item>
          <text:p text:style-name="P56"><text:span text:style-name="T122">TXT_Y_TAB</text:span><text:span text:style-name="T32"> </text:span><text:span text:style-name="T60">pour les messages de passa</text:span><text:span text:style-name="T61">ge à une nouvelle sous-étape, ou</text:span></text:p>
        </text:list-item>
        <text:list-item>
          <text:p text:style-name="P56"><text:span text:style-name="T122">TXT_G_TAB</text:span><text:span text:style-name="T32"> </text:span><text:span text:style-name="T62">pour les messages de succès,</text:span></text:p>
        </text:list-item>
      </text:list>
      <text:p text:style-name="P54"><text:span text:style-name="T37">a</text:span><text:span text:style-name="T32">vant d’</text:span><text:span text:style-name="T55">afficher la chaîne de caractères passée en </text:span><text:span text:style-name="T56">argument.</text:span></text:p>
      <text:p text:style-name="P57"><text:span text:style-name="T37">D</text:span><text:span text:style-name="T65">ans un </text:span><text:span text:style-name="T64">troisième</text:span><text:span text:style-name="T65"> temps, </text:span><text:span text:style-name="T63">elles </text:span><text:span text:style-name="T66">réinitialisent </text:span><text:span text:style-name="T67">l’encodage de la couleur du texte </text:span><text:span text:style-name="T68">selon </text:span><text:span text:style-name="T69">la configuration du terminal de l’utilisateur.</text:span></text:p>
      <text:p text:style-name="P58"><text:span text:style-name="T69">E</text:span><text:span text:style-name="T70">nfin, elles appellent la commande </text:span><text:span text:style-name="T160">sleep</text:span><text:span text:style-name="T70"> pour mettre </text:span><text:span text:style-name="T71">le script </text:span><text:span text:style-name="T70">en pause </text:span><text:span text:style-name="T71">pendant 0,5 secondes.</text:span></text:p>
      <text:p text:style-name="P28">Utilisation :</text:p>
      <text:p text:style-name="P64"><text:span text:style-name="T133">Appelez </text:span><text:span text:style-name="T134">la fonction appropriée </text:span><text:span text:style-name="T135">selon le </text:span><text:span text:style-name="T136">type de</text:span><text:span text:style-name="T135"> </text:span><text:span text:style-name="T136">message à renvoyer</text:span><text:span text:style-name="T135"> : </text:span><text:span text:style-name="T114">EchoError</text:span><text:span text:style-name="T137"> </text:span><text:span text:style-name="T141">quand une erreur s’est produite au cours de l’exécution </text:span><text:span text:style-name="T142">d’une sous étape</text:span><text:span text:style-name="T137">, <text:s/></text:span><text:span text:style-name="T114">Echo</text:span><text:span text:style-name="T115">Newstep</text:span><text:span text:style-name="T137"> pour </text:span><text:span text:style-name="T143">annoncer </text:span><text:span text:style-name="T144">le passage à une nouvelle sous-étape</text:span><text:span text:style-name="T137"> et </text:span><text:span text:style-name="T114">Echo</text:span><text:span text:style-name="T116">Success</text:span><text:span text:style-name="T137"> </text:span><text:span text:style-name="T138">quand</text:span><text:span text:style-name="T137"> </text:span><text:span text:style-name="T138">une sous-étape s’est </text:span><text:span text:style-name="T145">exécutée</text:span><text:span text:style-name="T139"> </text:span><text:span text:style-name="T140">avec succès.</text:span></text:p>
      <text:p text:style-name="P28">Exemple :</text:p>
      <text:p text:style-name="P65"><text:span text:style-name="T114">Echo</text:span><text:span text:style-name="T119">Newstep</text:span><text:span text:style-name="T146"> "Création du fichier </text:span><text:span text:style-name="T147">$(</text:span><text:span text:style-name="T117">D</text:span><text:span text:style-name="T118">e</text:span><text:span text:style-name="T117">choN</text:span><text:span text:style-name="T147"> </text:span><text:span text:style-name="T149">fichier.txt</text:span><text:span text:style-name="T151">).</text:span><text:span text:style-name="T146">"</text:span></text:p>
      <text:p text:style-name="P66"><text:span text:style-name="T161">touch</text:span><text:span text:style-name="T133"> "</text:span><text:span text:style-name="T148">fichier.txt</text:span><text:span text:style-name="T150">" </text:span><text:span text:style-name="T152">|| </text:span><text:span text:style-name="T114">EchoError</text:span><text:span text:style-name="T168"> </text:span><text:span text:style-name="T169">"</text:span><text:span text:style-name="T171">Impossible de créer le fichier</text:span><text:span text:style-name="T169">" </text:span><text:span text:style-name="T172">&amp;&amp;</text:span><text:span text:style-name="T170"> return</text:span></text:p>
      <text:p text:style-name="P60"><text:span text:style-name="T103">Echo</text:span><text:span text:style-name="T105">Success</text:span> "<text:span text:style-name="T167">Le fichier a été créé avec succès</text:span>"</text:p>
      <text:p text:style-name="P20"/>
      <text:h text:style-name="P12" text:outline-level="3"><text:bookmark-start text:name="__RefHeading___Toc230_3687841530"/>2.1.<text:span text:style-name="T10">3</text:span> : <text:span text:style-name="T9">Affichage d’un message d</text:span><text:span text:style-name="T11">ont le temps de pause peut être cho</text:span><text:span text:style-name="T84">i</text:span><text:span text:style-name="T11">si</text:span><text:bookmark-end text:name="__RefHeading___Toc230_3687841530"/></text:h>
      <text:h text:style-name="P14" text:outline-level="4">Echo<text:span text:style-name="T162">[Error/Newstep/Success]Timer</text:span></text:h>
      <text:p text:style-name="P25">Description :</text:p>
      <text:p text:style-name="P42">Chacune de ces fonctions, <text:span text:style-name="T164">à appeler selon le contexte,</text:span> <text:span text:style-name="T163">affiche un message :</text:span></text:p>
      <text:list xml:id="list214301800369406" text:continue-list="list845825330" text:style-name="L7">
        <text:list-item>
          <text:p text:style-name="P44">d’erreur (en rouge) (<text:span text:style-name="T103">EchoError</text:span><text:span text:style-name="T106">Timer</text:span>)</text:p>
        </text:list-item>
        <text:list-item>
          <text:p text:style-name="P46">de passage à une nouvelle sous-étape (en jaune) (<text:span text:style-name="T102">EchoNewstep</text:span><text:span text:style-name="T106">Timer</text:span>)</text:p>
        </text:list-item>
        <text:list-item>
          <text:p text:style-name="P48">de succès (en vert) <text:span text:style-name="T165">(</text:span><text:span text:style-name="T104">EchoSuccess</text:span><text:span text:style-name="T107">Timer</text:span><text:span text:style-name="T165">)</text:span></text:p>
        </text:list-item>
      </text:list>
      <text:p text:style-name="P59">et <text:span text:style-name="T166">met en pause le script selon </text:span><text:span text:style-name="T173">la valeur passée en deuxième argument.</text:span></text:p>
      <text:p text:style-name="P29">Paramètres :</text:p>
      <text:p text:style-name="P51"><text:span text:style-name="T120">string </text:span><text:span text:style-name="T33">→</text:span><text:span text:style-name="T34"> Ce paramètre attend la chaîne de caractères contenant la partie du texte à colorer.</text:span></text:p>
      <text:p text:style-name="P61"><text:span text:style-name="T122">timer</text:span><text:span text:style-name="T32"> → Ce paramètre attend </text:span><text:span text:style-name="T72">un nombre entier ou flottant.</text:span></text:p>
      <text:p text:style-name="P31">Fonctionnement :</text:p>
      <text:p text:style-name="P62"><text:soft-page-break/>Le fonctionnement de ces fonctions <text:span text:style-name="T174">est sensiblement le même que les fonctions </text:span><text:span text:style-name="T108">Echo</text:span><text:span text:style-name="T109">[</text:span><text:span text:style-name="T108">Error/Newstep/</text:span><text:span text:style-name="T110">Success</text:span><text:span text:style-name="T109">]</text:span><text:span text:style-name="T174">, </text:span><text:span text:style-name="T176">à l’exception notable du temps de pause du script qui </text:span><text:span text:style-name="T177">est personnalisable </text:span><text:span text:style-name="T178">via un deuxième argument.</text:span></text:p>
      <text:p text:style-name="P30">Utilisation :</text:p>
      <text:p text:style-name="P63">Ces fonctions s’utilisent de la même manière que les fonctions <text:span text:style-name="T102">Echo</text:span><text:span text:style-name="T109">[</text:span><text:span text:style-name="T102">Error/Newstep/</text:span><text:span text:style-name="T110">Success</text:span><text:span text:style-name="T109">]</text:span>.</text:p>
      <text:p text:style-name="P49"/>
      <text:h text:style-name="P9" text:outline-level="2"><text:bookmark-start text:name="__RefHeading___Toc221_3687841530"/>2.2 : <text:span text:style-name="T5">Fonctions avec </text:span><text:span text:style-name="T6">redirections vers </text:span><text:span text:style-name="T7">un</text:span><text:span text:style-name="T6"> fichier de logs uniquement</text:span><text:bookmark-end text:name="__RefHeading___Toc221_3687841530"/></text:h>
      <text:h text:style-name="P10" text:outline-level="3"><text:bookmark-start text:name="__RefHeading___Toc232_3687841530"/>2.2.1 :<text:bookmark-end text:name="__RefHeading___Toc232_3687841530"/></text:h>
      <text:p text:style-name="P18"/>
      <text:h text:style-name="P10" text:outline-level="3"><text:bookmark-start text:name="__RefHeading___Toc234_3687841530"/>2.2.2 :<text:bookmark-end text:name="__RefHeading___Toc234_3687841530"/></text:h>
      <text:p text:style-name="P19"/>
      <text:h text:style-name="P10" text:outline-level="3"><text:bookmark-start text:name="__RefHeading___Toc236_3687841530"/>2.2.3 :<text:bookmark-end text:name="__RefHeading___Toc236_3687841530"/></text:h>
      <text:p text:style-name="P16"/>
      <text:p text:style-name="P16"/>
      <text:h text:style-name="P9" text:outline-level="2"><text:bookmark-start text:name="__RefHeading___Toc223_3687841530"/>2.3 : Fonctions avec redirections vers <text:span text:style-name="T8">le terminal ET</text:span> <text:span text:style-name="T8">un</text:span> fichier de logs<text:bookmark-end text:name="__RefHeading___Toc223_3687841530"/></text:h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1T21:43:00.881868191</dc:date>
    <meta:editing-duration>PT3H29M8S</meta:editing-duration>
    <meta:editing-cycles>261</meta:editing-cycles>
    <meta:document-statistic meta:table-count="0" meta:image-count="0" meta:object-count="0" meta:page-count="4" meta:paragraph-count="84" meta:word-count="790" meta:character-count="4883" meta:non-whitespace-character-count="4194"/>
  </office:meta>
</office:document-meta>
</file>